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 table:style-name="Default" office:value-type="string">
            <text:p>Date</text:p>
          </table:table-cell>
          <table:table-cell office:value-type="string">
            <text:p>Day</text:p>
          </table:table-cell>
          <table:table-cell office:value-type="string">
            <text:p>Topic</text:p>
          </table:table-cell>
          <table:table-cell office:value-type="string">
            <text:p>Hours_Worked</text:p>
          </table:table-cell>
        </table:table-row>
        <table:table-row table:style-name="ro2">
          <table:table-cell office:value-type="date" office:date-value="2014-03-05">
            <text:p>05/03/14</text:p>
          </table:table-cell>
          <table:table-cell office:value-type="string">
            <text:p>Wednesday</text:p>
          </table:table-cell>
          <table:table-cell office:value-type="string">
            <text:p>SIS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date" office:date-value="2014-03-07">
            <text:p>07/03/14</text:p>
          </table:table-cell>
          <table:table-cell office:value-type="string">
            <text:p>Fri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08">
            <text:p>08/03/14</text:p>
          </table:table-cell>
          <table:table-cell office:value-type="string">
            <text:p>Satur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09">
            <text:p>09/03/14</text:p>
          </table:table-cell>
          <table:table-cell office:value-type="string">
            <text:p>Sun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10">
            <text:p>10/03/14</text:p>
          </table:table-cell>
          <table:table-cell office:value-type="string">
            <text:p>Monday</text:p>
          </table:table-cell>
          <table:table-cell office:value-type="string">
            <text:p>DB_Design(Flipkart)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1">
            <text:p>11/03/14</text:p>
          </table:table-cell>
          <table:table-cell office:value-type="string">
            <text:p>Tue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2">
            <text:p>12/03/14</text:p>
          </table:table-cell>
          <table:table-cell office:value-type="string">
            <text:p>Wedne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3">
            <text:p>13/03/14</text:p>
          </table:table-cell>
          <table:table-cell office:value-type="string">
            <text:p>Thru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4">
            <text:p>14/03/14</text:p>
          </table:table-cell>
          <table:table-cell office:value-type="string">
            <text:p>Friday</text:p>
          </table:table-cell>
          <table:table-cell office:value-type="string">
            <text:p>Flipkart Documentatio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4">
            <text:p>14/03/14</text:p>
          </table:table-cell>
          <table:table-cell office:value-type="string">
            <text:p>Satur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15">
            <text:p>15/03/14</text:p>
          </table:table-cell>
          <table:table-cell office:value-type="string">
            <text:p>Sunday</text:p>
          </table:table-cell>
          <table:table-cell office:value-type="string">
            <text:p>GUI Flipkart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date" office:date-value="2014-03-16">
            <text:p>16/03/14</text:p>
          </table:table-cell>
          <table:table-cell office:value-type="string">
            <text:p>Monday</text:p>
          </table:table-cell>
          <table:table-cell office:value-type="string">
            <text:p>GUI Flipkar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7">
            <text:p>17/03/14</text:p>
          </table:table-cell>
          <table:table-cell office:value-type="string">
            <text:p>Tu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8">
            <text:p>18/03/14</text:p>
          </table:table-cell>
          <table:table-cell office:value-type="string">
            <text:p>Wedn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9">
            <text:p>19/03/14</text:p>
          </table:table-cell>
          <table:table-cell office:value-type="string">
            <text:p>Thrusday</text:p>
          </table:table-cell>
          <table:table-cell office:value-type="string">
            <text:p>Flipkart Ad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0">
            <text:p>20/03/14</text:p>
          </table:table-cell>
          <table:table-cell office:value-type="string">
            <text:p>Fri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1">
            <text:p>21/03/14</text:p>
          </table:table-cell>
          <table:table-cell office:value-type="string">
            <text:p>Saturday</text:p>
          </table:table-cell>
          <table:table-cell office:value-type="string">
            <text:p>Flipkart Documentatio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22">
            <text:p>22/03/14</text:p>
          </table:table-cell>
          <table:table-cell office:value-type="string">
            <text:p>Sunday</text:p>
          </table:table-cell>
          <table:table-cell office:value-type="string">
            <text:p>Flipkart Ad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3">
            <text:p>23/03/14</text:p>
          </table:table-cell>
          <table:table-cell office:value-type="string">
            <text:p>Monday</text:p>
          </table:table-cell>
          <table:table-cell office:value-type="string">
            <text:p>ModelDriven approa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4">
            <text:p>24/03/14</text:p>
          </table:table-cell>
          <table:table-cell office:value-type="string">
            <text:p>Tuesday</text:p>
          </table:table-cell>
          <table:table-cell office:value-type="string">
            <text:p>ModelDriven approa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5">
            <text:p>25/03/14</text:p>
          </table:table-cell>
          <table:table-cell office:value-type="string">
            <text:p>Wednesday</text:p>
          </table:table-cell>
          <table:table-cell office:value-type="string">
            <text:p>Twitter Bootstrap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26">
            <text:p>26/03/14</text:p>
          </table:table-cell>
          <table:table-cell office:value-type="string">
            <text:p>Thrusday</text:p>
          </table:table-cell>
          <table:table-cell office:value-type="string">
            <text:p>Twitter Bootstra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7">
            <text:p>27/03/14</text:p>
          </table:table-cell>
          <table:table-cell office:value-type="string">
            <text:p>Friday</text:p>
          </table:table-cell>
          <table:table-cell office:value-type="string">
            <text:p>Theory Test Prep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28">
            <text:p>28/03/14</text:p>
          </table:table-cell>
          <table:table-cell office:value-type="string">
            <text:p>Satur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29">
            <text:p>29/03/14</text:p>
          </table:table-cell>
          <table:table-cell office:value-type="string">
            <text:p>Sunday</text:p>
          </table:table-cell>
          <table:table-cell office:value-type="string">
            <text:p>Stock Management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30">
            <text:p>30/03/14</text:p>
          </table:table-cell>
          <table:table-cell office:value-type="string">
            <text:p>Monday</text:p>
          </table:table-cell>
          <table:table-cell office:value-type="string">
            <text:p>View Database Coding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date" office:date-value="2014-03-31">
            <text:p>31/03/14</text:p>
          </table:table-cell>
          <table:table-cell office:value-type="string">
            <text:p>Tu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4-01">
            <text:p>01/04/14</text:p>
          </table:table-cell>
          <table:table-cell office:value-type="string">
            <text:p>Wedn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4-02">
            <text:p>02/04/14</text:p>
          </table:table-cell>
          <table:table-cell office:value-type="string">
            <text:p>Thrus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4-03">
            <text:p>03/04/14</text:p>
          </table:table-cell>
          <table:table-cell office:value-type="string">
            <text:p>Friday</text:p>
          </table:table-cell>
          <table:table-cell office:value-type="string">
            <text:p>Flipkart Admi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4-04">
            <text:p>04/04/14</text:p>
          </table:table-cell>
          <table:table-cell office:value-type="string">
            <text:p>Saturday</text:p>
          </table:table-cell>
          <table:table-cell office:value-type="string">
            <text:p>Flipkart Admin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date" office:date-value="2014-04-05">
            <text:p>05/04/14</text:p>
          </table:table-cell>
          <table:table-cell office:value-type="string">
            <text:p>Saturday</text:p>
          </table:table-cell>
          <table:table-cell office:value-type="string">
            <text:p>Meeting(demo)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date" office:date-value="2014-04-06">
            <text:p>06/04/14</text:p>
          </table:table-cell>
          <table:table-cell office:value-type="string">
            <text:p>Sunday</text:p>
          </table:table-cell>
          <table:table-cell office:value-type="string">
            <text:p>Flipkart Admi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4-07">
            <text:p>07/04/14</text:p>
          </table:table-cell>
          <table:table-cell office:value-type="string">
            <text:p>Monday</text:p>
          </table:table-cell>
          <table:table-cell office:value-type="string">
            <text:p>Nothing</text:p>
          </table:table-cell>
          <table:table-cell/>
        </table:table-row>
        <table:table-row table:style-name="ro2">
          <table:table-cell office:value-type="date" office:date-value="2014-04-08">
            <text:p>08/04/14</text:p>
          </table:table-cell>
          <table:table-cell office:value-type="string">
            <text:p>Tuesday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4-09">
            <text:p>09/04/14</text:p>
          </table:table-cell>
          <table:table-cell office:value-type="string">
            <text:p>Wedn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as Mittal</meta:initial-creator>
    <meta:creation-date>2014-03-13T13:23:16</meta:creation-date>
    <meta:generator>LibreOffice/3.5$Linux_X86_64 LibreOffice_project/350m1$Build-2</meta:generator>
    <dc:date>2014-04-09T02:06:54</dc:date>
    <dc:creator>Paras Mittal</dc:creator>
    <meta:editing-duration>P0D</meta:editing-duration>
    <meta:editing-cycles>11</meta:editing-cycles>
    <meta:document-statistic meta:table-count="3" meta:cell-count="147" meta:object-count="0"/>
  </office:meta>
</office:document-meta>
</file>